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text:note-body><text:p text:style-name="NoteCrossHYPHENReferenceParagraph">125 =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218 =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4-20T17:13:24</meta:creation-date>
    <dc:creator>Yesu</dc:creator>
    <dc:date>2011-04-20T17:13:24</dc:date>
    <meta:editing-cycles>1</meta:editing-cycles>
    <meta:editing-duration>PT2M27S</meta:editing-duration>
    <meta:AssemblyVersion Assembly-Version="OpenOfficeConvert 0.7.1.966"/>
    <meta:Created-By Created-By="ReSharper 5.1.3000.12"/>
    <meta:user-defined meta:name="Assembly-Version">OpenOfficeConvert 0.7.1.966</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VN Google\pathway\Test\PsExport\TestFiles\Output\T2\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